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990" officeooo:paragraph-rsid="001b9990"/>
    </style:style>
    <style:style style:name="P2" style:family="paragraph" style:parent-style-name="Standard">
      <style:text-properties officeooo:rsid="001b9990" officeooo:paragraph-rsid="001db01a"/>
    </style:style>
    <style:style style:name="P3" style:family="paragraph" style:parent-style-name="Standard">
      <style:text-properties officeooo:rsid="001b9990" officeooo:paragraph-rsid="001dd032"/>
    </style:style>
    <style:style style:name="T1" style:family="text">
      <style:text-properties officeooo:rsid="001db01a"/>
    </style:style>
    <style:style style:name="T2" style:family="text">
      <style:text-properties officeooo:rsid="001dd0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aration PC-FX 15/02/2024</text:p>
      <text:p text:style-name="P1"/>
      <text:p text:style-name="P1">Connecteur CN102 :</text:p>
      <text:p text:style-name="P1">1 : RFO (IC103 P40)</text:p>
      <text:p text:style-name="P1">2 : GND</text:p>
      <text:p text:style-name="P1">3 : VC (IC103 P1)</text:p>
      <text:p text:style-name="P1">4 : FE (IC103 P47, <text:span text:style-name="T1">VR104 wiper</text:span>)</text:p>
      <text:p text:style-name="P1">5 : ?</text:p>
      <text:p text:style-name="P2">6 : ? (IC103 P ? )</text:p>
      <text:p text:style-name="P1">7 : TE (IC103 P43)</text:p>
      <text:p text:style-name="P1">8 : ?</text:p>
      <text:p text:style-name="P3">9 : ? (<text:span text:style-name="T1">VR10</text:span><text:span text:style-name="T2">5</text:span><text:span text:style-name="T1"> wiper</text:span>)</text:p>
      <text:p text:style-name="P1">10 : 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4:35:25.934277485</meta:creation-date>
    <dc:date>2024-02-15T19:22:02.339148564</dc:date>
    <meta:editing-duration>PT2H35M1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52" meta:character-count="190" meta:non-whitespace-character-count="150"/>
  </office:meta>
</office:document-meta>
</file>